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HelloWorld.java</text:p>
      <text:p text:style-name="P4"><text:s/><text:span text:style-name="T1">*/</text:span></text:p>
      <text:p text:style-name="P5"/>
      <text:p text:style-name="P2">public class HelloWorld</text:p>
      <text:p text:style-name="P2">{</text:p>
      <text:p text:style-name="P4"><text:s text:c="8"/><text:span text:style-name="T1">public static void main(String[] args) {</text:span></text:p>
      <text:p text:style-name="P4"><text:s text:c="16"/><text:span text:style-name="T1">System.out.println("Hello World!");</text:span></text:p>
      <text:p text:style-name="P4"><text:s text:c="8"/><text:span text:style-name="T1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00:47.546343762</meta:creation-date>
    <dc:date>2024-03-17T21:01:22.235022267</dc:date>
    <meta:editing-duration>PT38S</meta:editing-duration>
    <meta:editing-cycles>1</meta:editing-cycles>
    <meta:document-statistic meta:table-count="0" meta:image-count="0" meta:object-count="0" meta:page-count="1" meta:paragraph-count="8" meta:word-count="17" meta:character-count="154" meta:non-whitespace-character-count="112"/>
    <meta:generator>LibreOffice/7.3.7.2$Linux_X86_64 LibreOffice_project/30$Build-2</meta:generator>
  </office:meta>
</office:document-meta>
</file>